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8" table:number-columns-repeated="2"/>
          <table:table-cell table:style-name="ce48" office:value-type="string">
            <text:p>GPS</text:p>
          </table:table-cell>
          <table:table-cell table:style-name="ce50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4-14_19-16-16_000.jpg</text:p>
          </table:table-cell>
          <table:table-cell table:style-name="ce36" office:value-type="string">
            <text:p>:m :篠笛,shinobue #*# / session-memo / s.1~* / theme=考え、書き留め,picture=~,content=一音ごとに、唇の形、違う。,for=,other=lang:korean / N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:篠笛,shinobue #*# / session-memo / s.1~* / theme=考え、書き留め,picture=~,content=一音ごとに、唇の形、違う。,for=,other=lang:korean / N~">
            <text:p>:m :篠笛,shinobue #*# / session-memo / s.1~* / theme=考え、書き留め,picture=~,content=一音ごとに、唇の形、違う。,for=,other=lang:korean / N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4-14_21-26-01_000.jpg</text:p>
          </table:table-cell>
          <table:table-cell table:style-name="ce27" office:value-type="string">
            <text:p><text:s/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4-15_00-05-48_000.jpg</text:p>
          </table:table-cell>
          <table:table-cell table:style-name="ce36" office:value-type="string">
            <text:p>:m RES 1*1 / free# JVEMV6 68#_228:1 / 68. theoretical-physics(tp) / w=(L-&gt;=I-&gt;･w-&gt;),topics=剛体：回転,other=~,doc=r-8-1~4.1.10#3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RES 1*1 / free# JVEMV6 68#_228:1 / 68. theoretical-physics(tp) / w=(L-&gt;=I-&gt;･w-&gt;),topics=剛体：回転,other=~,doc=r-8-1~4.1.10#3">
            <text:p>:m RES 1*1 / free# JVEMV6 68#_228:1 / 68. theoretical-physics(tp) / w=(L-&gt;=I-&gt;･w-&gt;),topics=剛体：回転,other=~,doc=r-8-1~4.1.10#3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4-15_00-57-33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4-15_00-59-58_000.jpg</text:p>
          </table:table-cell>
          <table:table-cell table:style-name="ce36" office:value-type="string">
            <text:p>-*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-*">
            <text:p>-*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4-15_07-40-53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4-15_10-16-27_000.jpg</text:p>
          </table:table-cell>
          <table:table-cell table:style-name="ce36" office:value-type="string">
            <text:p>:m RES 1*2 / free# JVEMV6 68#_229:1 / 68. theoretical-physics(tp) / w=ベクトル：外積、計算、公式,topics=剛体：回転,other=memo+:-1.1:(L-&gt;･w-&gt;)=(L-&gt;･w-&gt;^T),doc=r-8-1~4.1.10#4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RES 1*2 / free# JVEMV6 68#_229:1 / 68. theoretical-physics(tp) / w=ベクトル：外積、計算、公式,topics=剛体：回転,other=memo+:-1.1:(L-&gt;･w-&gt;)=(L-&gt;･w-&gt;^T),doc=r-8-1~4.1.10#4">
            <text:p>:m RES 1*2 / free# JVEMV6 68#_229:1 / 68. theoretical-physics(tp) / w=ベクトル：外積、計算、公式,topics=剛体：回転,other=memo+:-1.1:(L-&gt;･w-&gt;)=(L-&gt;･w-&gt;^T),doc=r-8-1~4.1.10#4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4-15_10-16-41_000.jpg</text:p>
          </table:table-cell>
          <table:table-cell table:style-name="ce36" office:value-type="string">
            <text:p>:m RES 2*2 / free# JVEMV6 68#_229:1 / 68. theoretical-physics(tp) / w=ベクトル：外積、計算、公式,topics=剛体：回転,other=memo+:-1.2:運動量、単位、構成,doc=r-8-1~4.1.10#5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RES 2*2 / free# JVEMV6 68#_229:1 / 68. theoretical-physics(tp) / w=ベクトル：外積、計算、公式,topics=剛体：回転,other=memo+:-1.2:運動量、単位、構成,doc=r-8-1~4.1.10#5">
            <text:p>:m RES 2*2 / free# JVEMV6 68#_229:1 / 68. theoretical-physics(tp) / w=ベクトル：外積、計算、公式,topics=剛体：回転,other=memo+:-1.2:運動量、単位、構成,doc=r-8-1~4.1.10#5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4-15_15-12-04_000.jpg</text:p>
          </table:table-cell>
          <table:table-cell table:style-name="ce36" office:value-type="string">
            <text:p>:m RES 1*2 / free# JVEMV6 68#_229:2 / 68. theoretical-physics(tp) / w=ベクトル：外積、計算、公式,topics=剛体：回転；平行軸の定理,other=memo+:-1.1:,doc=r-8-1~4.1.10#6;r-8-1~4.2.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RES 1*2 / free# JVEMV6 68#_229:2 / 68. theoretical-physics(tp) / w=ベクトル：外積、計算、公式,topics=剛体：回転；平行軸の定理,other=memo+:-1.1:,doc=r-8-1~4.1.10#6;r-8-1~4.2.2">
            <text:p>:m RES 1*2 / free# JVEMV6 68#_229:2 / 68. theoretical-physics(tp) / w=ベクトル：外積、計算、公式,topics=剛体：回転；平行軸の定理,other=memo+:-1.1:,doc=r-8-1~4.1.10#6;r-8-1~4.2.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4-15_15-12-20_000.jpg</text:p>
          </table:table-cell>
          <table:table-cell table:style-name="ce36" office:value-type="string">
            <text:p>:m RES 2*2 / free# JVEMV6 68#_229:2 / 68. theoretical-physics(tp) / w=ベクトル：外積、計算、公式,topics=剛体：回転；平行軸の定理,other=memo+:-1.1:,doc=r-8-1~4.2.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RES 2*2 / free# JVEMV6 68#_229:2 / 68. theoretical-physics(tp) / w=ベクトル：外積、計算、公式,topics=剛体：回転；平行軸の定理,other=memo+:-1.1:,doc=r-8-1~4.2.2">
            <text:p>:m RES 2*2 / free# JVEMV6 68#_229:2 / 68. theoretical-physics(tp) / w=ベクトル：外積、計算、公式,topics=剛体：回転；平行軸の定理,other=memo+:-1.1:,doc=r-8-1~4.2.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4-15_15-12-20_001.jpg</text:p>
          </table:table-cell>
          <table:table-cell table:style-name="ce36" office:value-type="string">
            <text:p>-*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-*">
            <text:p>-*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4-15_16-40-26_000.jpg</text:p>
          </table:table-cell>
          <table:table-cell table:style-name="ce36" office:value-type="string">
            <text:p>:m #*# RES / JVEMV6 64#92_shokyou-- / 『書経』 著者=~,校注=~ / p.24 / w=宵；秋；春,topic=~,publisher=~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#*# RES / JVEMV6 64#92_shokyou-- / 『書経』 著者=~,校注=~ / p.24 / w=宵；秋；春,topic=~,publisher=~,other=~">
            <text:p>:m #*# RES / JVEMV6 64#92_shokyou-- / 『書経』 著者=~,校注=~ / p.24 / w=宵；秋；春,topic=~,publisher=~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4-15_17-11-16_000.jpg</text:p>
          </table:table-cell>
          <table:table-cell table:style-name="ce36" office:value-type="string">
            <text:p>:m 東和 PHOTO / 220416sa / 川口駅 / 川口栄町３丁目銀座地区第一種市街地再開発事業 / １名 / 竹村コーポレーション（前田・サイカJV） / 指示書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東和 PHOTO / 220416sa / 川口駅 / 川口栄町３丁目銀座地区第一種市街地再開発事業 / １名 / 竹村コーポレーション（前田・サイカJV） / 指示書">
            <text:p>:m 東和 PHOTO / 220416sa / 川口駅 / 川口栄町３丁目銀座地区第一種市街地再開発事業 / １名 / 竹村コーポレーション（前田・サイカJV） / 指示書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4-15_17-11-21_000.jpg</text:p>
          </table:table-cell>
          <table:table-cell table:style-name="ce36" office:value-type="string">
            <text:p>:m 東和 PHOTO / 220416sa / 川口駅 / 川口栄町３丁目銀座地区第一種市街地再開発事業 / １名 / 竹村コーポレーション（前田・サイカJV） / 指示書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東和 PHOTO / 220416sa / 川口駅 / 川口栄町３丁目銀座地区第一種市街地再開発事業 / １名 / 竹村コーポレーション（前田・サイカJV） / 指示書">
            <text:p>:m 東和 PHOTO / 220416sa / 川口駅 / 川口栄町３丁目銀座地区第一種市街地再開発事業 / １名 / 竹村コーポレーション（前田・サイカJV） / 指示書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string">
            <text:p>2022-04-15_17-11-28_002.jpg</text:p>
          </table:table-cell>
          <table:table-cell table:style-name="ce36" office:value-type="string">
            <text:p>:m 東和 PHOTO / 220416sa / 川口駅 / 川口栄町３丁目銀座地区第一種市街地再開発事業 / １名 / 竹村コーポレーション（前田・サイカJV） / 指示書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東和 PHOTO / 220416sa / 川口駅 / 川口栄町３丁目銀座地区第一種市街地再開発事業 / １名 / 竹村コーポレーション（前田・サイカJV） / 指示書">
            <text:p>:m 東和 PHOTO / 220416sa / 川口駅 / 川口栄町３丁目銀座地区第一種市街地再開発事業 / １名 / 竹村コーポレーション（前田・サイカJV） / 指示書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string">
            <text:p>2022-04-15_17-11-32_000.jpg</text:p>
          </table:table-cell>
          <table:table-cell table:style-name="ce27" office:value-type="string">
            <text:p>:m 東和 PHOTO / 220416sa / 川口駅 / 川口栄町３丁目銀座地区第一種市街地再開発事業 / １名 / 竹村コーポレーション（前田・サイカJV） / 指示書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東和 PHOTO / 220416sa / 川口駅 / 川口栄町３丁目銀座地区第一種市街地再開発事業 / １名 / 竹村コーポレーション（前田・サイカJV） / 指示書">
            <text:p>:m 東和 PHOTO / 220416sa / 川口駅 / 川口栄町３丁目銀座地区第一種市街地再開発事業 / １名 / 竹村コーポレーション（前田・サイカJV） / 指示書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9" office:value-type="string">
            <text:p>2022-04-15_17-12-01_000.jpg</text:p>
          </table:table-cell>
          <table:table-cell table:style-name="ce36" office:value-type="string">
            <text:p>:m 東和 PHOTO / 220416sa / 川口駅 / 川口栄町３丁目銀座地区第一種市街地再開発事業 / １名 / 竹村コーポレーション（前田・サイカJV） / 指示書：地図：現場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東和 PHOTO / 220416sa / 川口駅 / 川口栄町３丁目銀座地区第一種市街地再開発事業 / １名 / 竹村コーポレーション（前田・サイカJV） / 指示書：地図：現場">
            <text:p>:m 東和 PHOTO / 220416sa / 川口駅 / 川口栄町３丁目銀座地区第一種市街地再開発事業 / １名 / 竹村コーポレーション（前田・サイカJV） / 指示書：地図：現場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9" office:value-type="string">
            <text:p>2022-04-15_17-12-30_000.jpg</text:p>
          </table:table-cell>
          <table:table-cell table:style-name="ce36" office:value-type="string">
            <text:p>:m 東和 PHOTO / 220416sa / 川口駅 / 川口栄町３丁目銀座地区第一種市街地再開発事業 / １名 / 竹村コーポレーション（前田・サイカJV） / 指示書：地図：事務所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東和 PHOTO / 220416sa / 川口駅 / 川口栄町３丁目銀座地区第一種市街地再開発事業 / １名 / 竹村コーポレーション（前田・サイカJV） / 指示書：地図：事務所">
            <text:p>:m 東和 PHOTO / 220416sa / 川口駅 / 川口栄町３丁目銀座地区第一種市街地再開発事業 / １名 / 竹村コーポレーション（前田・サイカJV） / 指示書：地図：事務所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9" office:value-type="string">
            <text:p>2022-04-15_17-19-05_000.jpg</text:p>
          </table:table-cell>
          <table:table-cell table:style-name="ce36" office:value-type="string">
            <text:p>:m 東和 PHOTO / 220416sa / 川口駅 / 川口栄町３丁目銀座地区第一種市街地再開発事業 / １名 / 竹村コーポレーション（前田・サイカJV） / 資料：天気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東和 PHOTO / 220416sa / 川口駅 / 川口栄町３丁目銀座地区第一種市街地再開発事業 / １名 / 竹村コーポレーション（前田・サイカJV） / 資料：天気">
            <text:p>:m 東和 PHOTO / 220416sa / 川口駅 / 川口栄町３丁目銀座地区第一種市街地再開発事業 / １名 / 竹村コーポレーション（前田・サイカJV） / 資料：天気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9" office:value-type="string">
            <text:p>2022-04-15_17-19-09_000.jpg</text:p>
          </table:table-cell>
          <table:table-cell table:style-name="ce36" office:value-type="string">
            <text:p>:m 東和 PHOTO / 220416sa / 川口駅 / 川口栄町３丁目銀座地区第一種市街地再開発事業 / １名 / 竹村コーポレーション（前田・サイカJV） / 資料：天気：週間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東和 PHOTO / 220416sa / 川口駅 / 川口栄町３丁目銀座地区第一種市街地再開発事業 / １名 / 竹村コーポレーション（前田・サイカJV） / 資料：天気：週間">
            <text:p>:m 東和 PHOTO / 220416sa / 川口駅 / 川口栄町３丁目銀座地区第一種市街地再開発事業 / １名 / 竹村コーポレーション（前田・サイカJV） / 資料：天気：週間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string">
            <text:p>2022-04-15_17-23-06_000.jpg</text:p>
          </table:table-cell>
          <table:table-cell table:style-name="ce36" office:value-type="string">
            <text:p>:m 東和 PHOTO / 220416sa / 川口駅 / 川口栄町３丁目銀座地区第一種市街地再開発事業 / １名 / 竹村コーポレーション（前田・サイカJV） / 資料：交通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東和 PHOTO / 220416sa / 川口駅 / 川口栄町３丁目銀座地区第一種市街地再開発事業 / １名 / 竹村コーポレーション（前田・サイカJV） / 資料：交通">
            <text:p>:m 東和 PHOTO / 220416sa / 川口駅 / 川口栄町３丁目銀座地区第一種市街地再開発事業 / １名 / 竹村コーポレーション（前田・サイカJV） / 資料：交通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string">
            <text:p>2022-04-15_17-23-14_000.jpg</text:p>
          </table:table-cell>
          <table:table-cell table:style-name="ce36" office:value-type="string">
            <text:p>:m 東和 PHOTO / 220416sa / 川口駅 / 川口栄町３丁目銀座地区第一種市街地再開発事業 / １名 / 竹村コーポレーション（前田・サイカJV） / 資料：交通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m 東和 PHOTO / 220416sa / 川口駅 / 川口栄町３丁目銀座地区第一種市街地再開発事業 / １名 / 竹村コーポレーション（前田・サイカJV） / 資料：交通">
            <text:p>:m 東和 PHOTO / 220416sa / 川口駅 / 川口栄町３丁目銀座地区第一種市街地再開発事業 / １名 / 竹村コーポレーション（前田・サイカJV） / 資料：交通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string">
            <text:p>2022-04-15_17-23-22_000.jpg</text:p>
          </table:table-cell>
          <table:table-cell table:style-name="ce36" office:value-type="string">
            <text:p>:m 東和 PHOTO / 220416sa / 川口駅 / 川口栄町３丁目銀座地区第一種市街地再開発事業 / １名 / 竹村コーポレーション（前田・サイカJV） / 資料：交通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m 東和 PHOTO / 220416sa / 川口駅 / 川口栄町３丁目銀座地区第一種市街地再開発事業 / １名 / 竹村コーポレーション（前田・サイカJV） / 資料：交通">
            <text:p>:m 東和 PHOTO / 220416sa / 川口駅 / 川口栄町３丁目銀座地区第一種市街地再開発事業 / １名 / 竹村コーポレーション（前田・サイカJV） / 資料：交通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9" office:value-type="string">
            <text:p>2022-04-15_17-23-25_000.jpg</text:p>
          </table:table-cell>
          <table:table-cell table:style-name="ce36" office:value-type="string">
            <text:p>:m 東和 PHOTO / 220416sa / 川口駅 / 川口栄町３丁目銀座地区第一種市街地再開発事業 / １名 / 竹村コーポレーション（前田・サイカJV） / 資料：交通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東和 PHOTO / 220416sa / 川口駅 / 川口栄町３丁目銀座地区第一種市街地再開発事業 / １名 / 竹村コーポレーション（前田・サイカJV） / 資料：交通">
            <text:p>:m 東和 PHOTO / 220416sa / 川口駅 / 川口栄町３丁目銀座地区第一種市街地再開発事業 / １名 / 竹村コーポレーション（前田・サイカJV） / 資料：交通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string">
            <text:p>2022-04-15_17-33-14_000.jpg</text:p>
          </table:table-cell>
          <table:table-cell table:style-name="ce36" office:value-type="string">
            <text:p>:m 東和 PHOTO / 220416sa / 川口駅 / 川口栄町３丁目銀座地区第一種市街地再開発事業 / １名 / 竹村コーポレーション（前田・サイカJV） / 資料：地図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東和 PHOTO / 220416sa / 川口駅 / 川口栄町３丁目銀座地区第一種市街地再開発事業 / １名 / 竹村コーポレーション（前田・サイカJV） / 資料：地図">
            <text:p>:m 東和 PHOTO / 220416sa / 川口駅 / 川口栄町３丁目銀座地区第一種市街地再開発事業 / １名 / 竹村コーポレーション（前田・サイカJV） / 資料：地図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string">
            <text:p>2022-04-15_17-33-19_000.jpg</text:p>
          </table:table-cell>
          <table:table-cell table:style-name="ce36" office:value-type="string">
            <text:p>:m 東和 PHOTO / 220416sa / 川口駅 / 川口栄町３丁目銀座地区第一種市街地再開発事業 / １名 / 竹村コーポレーション（前田・サイカJV） / 資料：地図：路上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東和 PHOTO / 220416sa / 川口駅 / 川口栄町３丁目銀座地区第一種市街地再開発事業 / １名 / 竹村コーポレーション（前田・サイカJV） / 資料：地図：路上">
            <text:p>:m 東和 PHOTO / 220416sa / 川口駅 / 川口栄町３丁目銀座地区第一種市街地再開発事業 / １名 / 竹村コーポレーション（前田・サイカJV） / 資料：地図：路上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string">
            <text:p>2022-04-15_21-22-58_000.jpg</text:p>
          </table:table-cell>
          <table:table-cell table:style-name="ce27" office:value-type="string">
            <text:p><text:s/>:m 食べた物 </text:p>
          </table:table-cell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 :m 食べた物 ">
            <text:p><text:s/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string">
            <text:p>2022-04-15_22-37-35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string">
            <text:p>2022-04-16_05-19-24_000.jpg</text:p>
          </table:table-cell>
          <table:table-cell table:style-name="ce36" office:value-type="string">
            <text:p>:m 東和 PHOTO / 220416sa / 川口駅 / 川口栄町３丁目銀座地区第一種市街地再開発事業 / １名 / 竹村コーポレーション（前田・サイカJV） / 出発時間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東和 PHOTO / 220416sa / 川口駅 / 川口栄町３丁目銀座地区第一種市街地再開発事業 / １名 / 竹村コーポレーション（前田・サイカJV） / 出発時間">
            <text:p>:m 東和 PHOTO / 220416sa / 川口駅 / 川口栄町３丁目銀座地区第一種市街地再開発事業 / １名 / 竹村コーポレーション（前田・サイカJV） / 出発時間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string">
            <text:p>2022-04-16_07-05-14_000.jpg</text:p>
          </table:table-cell>
          <table:table-cell table:style-name="ce36" office:value-type="string">
            <text:p>:m 東和 PHOTO / 220416sa / 川口駅 / 川口栄町３丁目銀座地区第一種市街地再開発事業 / １名 / 竹村コーポレーション（前田・サイカJV） / 現場状況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東和 PHOTO / 220416sa / 川口駅 / 川口栄町３丁目銀座地区第一種市街地再開発事業 / １名 / 竹村コーポレーション（前田・サイカJV） / 現場状況">
            <text:p>:m 東和 PHOTO / 220416sa / 川口駅 / 川口栄町３丁目銀座地区第一種市街地再開発事業 / １名 / 竹村コーポレーション（前田・サイカJV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string">
            <text:p>2022-04-16_07-05-18_000.jpg</text:p>
          </table:table-cell>
          <table:table-cell table:style-name="ce36" office:value-type="string">
            <text:p>:m 東和 PHOTO / 220416sa / 川口駅 / 川口栄町３丁目銀座地区第一種市街地再開発事業 / １名 / 竹村コーポレーション（前田・サイカJV） / 現場状況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m 東和 PHOTO / 220416sa / 川口駅 / 川口栄町３丁目銀座地区第一種市街地再開発事業 / １名 / 竹村コーポレーション（前田・サイカJV） / 現場状況">
            <text:p>:m 東和 PHOTO / 220416sa / 川口駅 / 川口栄町３丁目銀座地区第一種市街地再開発事業 / １名 / 竹村コーポレーション（前田・サイカJV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string">
            <text:p>2022-04-16_16-08-53_000.jpg</text:p>
          </table:table-cell>
          <table:table-cell table:style-name="ce36" office:value-type="string">
            <text:p>:m 東和 PHOTO / 220416sa / 川口駅 / 川口栄町３丁目銀座地区第一種市街地再開発事業 / １名 / 竹村コーポレーション（前田・サイカJV） / 時刻：部屋に戻った</text:p>
          </table:table-cell>
          <table:table-cell table:style-name="ce20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m 東和 PHOTO / 220416sa / 川口駅 / 川口栄町３丁目銀座地区第一種市街地再開発事業 / １名 / 竹村コーポレーション（前田・サイカJV） / 時刻：部屋に戻った">
            <text:p>:m 東和 PHOTO / 220416sa / 川口駅 / 川口栄町３丁目銀座地区第一種市街地再開発事業 / １名 / 竹村コーポレーション（前田・サイカJV） / 時刻：部屋に戻った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9" office:value-type="string">
            <text:p>2022-04-16_16-42-21_000.jpg</text:p>
          </table:table-cell>
          <table:table-cell table:style-name="ce27" office:value-type="string">
            <text:p><text:s/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 :m 食べた物 ">
            <text:p><text:s/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9" office:value-type="string">
            <text:p>2022-04-16_19-11-08_000.jpg</text:p>
          </table:table-cell>
          <table:table-cell table:style-name="ce36" office:value-type="string">
            <text:p>:m RES 1*1 / free# JVEMV6 68#_230:1 / 68. theoretical-physics(tp) / w=ベクトル：外積、計算、公式,topics=極座標：運動方程式,other=メモなし,doc=r-9-2~3.2.1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m RES 1*1 / free# JVEMV6 68#_230:1 / 68. theoretical-physics(tp) / w=ベクトル：外積、計算、公式,topics=極座標：運動方程式,other=メモなし,doc=r-9-2~3.2.1">
            <text:p>:m RES 1*1 / free# JVEMV6 68#_230:1 / 68. theoretical-physics(tp) / w=ベクトル：外積、計算、公式,topics=極座標：運動方程式,other=メモなし,doc=r-9-2~3.2.1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49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number-columns-repeated="2" table:style-name="ce20" office:value-type="string">
            <text:p>*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80]=&quot;&quot;;[.C80];CONCATENATE([.C80];&quot; / &quot;;[.E80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<text:s/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<text:s/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79];&quot;-\*&quot;)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6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7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7">2022/04/17</text:date>, <text:time>13:14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17T13:14:50.92</dc:date>
    <dc:creator>iwabuchi ken</dc:creator>
    <meta:editing-duration>P46DT6H9M47S</meta:editing-duration>
    <meta:editing-cycles>14938</meta:editing-cycles>
    <meta:document-statistic meta:table-count="2" meta:cell-count="529" meta:object-count="0"/>
    <meta:user-defined meta:name="qrichtext">1</meta:user-defined>
  </office:meta>
</office:document-meta>
</file>